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noir">
      <style:map style:condition="cell-content()=1" style:apply-style-name="noir" style:base-cell-address="Feuille1.A1"/>
      <style:map style:condition="cell-content()=2" style:apply-style-name="rouge" style:base-cell-address="Feuille1.A1"/>
      <style:map style:condition="cell-content()=3" style:apply-style-name="jaune" style:base-cell-address="Feuille1.A1"/>
      <style:map style:condition="cell-content()=4" style:apply-style-name="bleu" style:base-cell-address="Feuille1.A1"/>
      <style:map style:condition="cell-content()=5" style:apply-style-name="vert" style:base-cell-address="Feuille1.A1"/>
      <style:map style:condition="cell-content()=6" style:apply-style-name="violet" style:base-cell-address="Feuille1.A1"/>
      <style:map style:condition="cell-content()=7" style:apply-style-name="rose" style:base-cell-address="Feuille1.A1"/>
      <style:map style:condition="cell-content()=8" style:apply-style-name="marron" style:base-cell-address="Feuille1.A1"/>
      <style:map style:condition="cell-content()=9" style:apply-style-name="cyan" style:base-cell-address="Feuille1.A1"/>
    </style:style>
    <style:style style:name="ce4" style:family="table-cell" style:parent-style-name="Default">
      <style:map style:condition="cell-content()=1" style:apply-style-name="noir" style:base-cell-address="Feuille1.A1"/>
      <style:map style:condition="cell-content()=2" style:apply-style-name="rouge" style:base-cell-address="Feuille1.A1"/>
      <style:map style:condition="cell-content()=3" style:apply-style-name="jaune" style:base-cell-address="Feuille1.A1"/>
      <style:map style:condition="cell-content()=4" style:apply-style-name="bleu" style:base-cell-address="Feuille1.A1"/>
      <style:map style:condition="cell-content()=5" style:apply-style-name="vert" style:base-cell-address="Feuille1.A1"/>
      <style:map style:condition="cell-content()=6" style:apply-style-name="violet" style:base-cell-address="Feuille1.A1"/>
      <style:map style:condition="cell-content()=7" style:apply-style-name="rose" style:base-cell-address="Feuille1.A1"/>
      <style:map style:condition="cell-content()=8" style:apply-style-name="marron" style:base-cell-address="Feuille1.A1"/>
      <style:map style:condition="cell-content()=9" style:apply-style-name="cyan" style:base-cell-address="Feuille1.A1"/>
    </style:style>
    <style:style style:name="ce5" style:family="table-cell" style:parent-style-name="noir">
      <style:map style:condition="cell-content()=1" style:apply-style-name="noir" style:base-cell-address="Feuille1.E13"/>
    </style:style>
    <style:style style:name="ce6" style:family="table-cell" style:parent-style-name="Default">
      <style:map style:condition="cell-content()=1" style:apply-style-name="noir" style:base-cell-address="Feuille1.E13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702" table:default-cell-style-name="ce4"/>
        <table:table-column table:style-name="co1" table:number-columns-repeated="15682" table:default-cell-style-name="Default"/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65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266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266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266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37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1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266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266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266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266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240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266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6" table:style-name="ce6" office:value-type="float" office:value="0" calcext:value-type="float">
            <text:p>0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04" table:style-name="ce6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47" table:style-name="ce6" office:value-type="float" office:value="0" calcext:value-type="float">
            <text:p>0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04" table:style-name="ce6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47" table:style-name="ce6" office:value-type="float" office:value="0" calcext:value-type="float">
            <text:p>0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9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5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58" table:style-name="ce6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47" table:style-name="ce6" office:value-type="float" office:value="0" calcext:value-type="float">
            <text:p>0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9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58" table:style-name="ce6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2" table:style-name="ce6" office:value-type="float" office:value="0" calcext:value-type="float">
            <text:p>0</text:p>
          </table:table-cell>
          <table:table-cell table:number-columns-repeated="15" table:style-name="ce6" office:value-type="float" office:value="1" calcext:value-type="float">
            <text:p>1</text:p>
          </table:table-cell>
          <table:table-cell table:number-columns-repeated="18" table:style-name="ce6" office:value-type="float" office:value="0" calcext:value-type="float">
            <text:p>0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1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58" table:style-name="ce6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2" table:style-name="ce6" office:value-type="float" office:value="0" calcext:value-type="float">
            <text:p>0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58" table:style-name="ce6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47" table:style-name="ce6" office:value-type="float" office:value="0" calcext:value-type="float">
            <text:p>0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58" table:style-name="ce6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47" table:style-name="ce6" office:value-type="float" office:value="0" calcext:value-type="float">
            <text:p>0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58" table:style-name="ce6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47" table:style-name="ce6" office:value-type="float" office:value="0" calcext:value-type="float">
            <text:p>0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3" table:style-name="ce6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47" table:style-name="ce6" office:value-type="float" office:value="0" calcext:value-type="float">
            <text:p>0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9" table:style-name="ce6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12" table:style-name="ce6" office:value-type="float" office:value="0" calcext:value-type="float">
            <text:p>0</text:p>
          </table:table-cell>
          <table:table-cell table:number-columns-repeated="14" table:style-name="ce6" office:value-type="float" office:value="1" calcext:value-type="float">
            <text:p>1</text:p>
          </table:table-cell>
          <table:table-cell table:number-columns-repeated="21" table:style-name="ce6" office:value-type="float" office:value="0" calcext:value-type="float">
            <text:p>0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1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8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50" table:style-name="ce6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58" table:style-name="ce6" office:value-type="float" office:value="0" calcext:value-type="float">
            <text:p>0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number-columns-repeated="15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8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50" table:style-name="ce6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51" table:style-name="ce6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6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50" table:style-name="ce6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49" table:style-name="ce6" office:value-type="float" office:value="0" calcext:value-type="float">
            <text:p>0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number-columns-repeated="2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50" table:style-name="ce6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11" table:style-name="ce6" office:value-type="float" office:value="0" calcext:value-type="float">
            <text:p>0</text:p>
          </table:table-cell>
          <table:table-cell table:number-columns-repeated="17" table:style-name="ce6" office:value-type="float" office:value="1" calcext:value-type="float">
            <text:p>1</text:p>
          </table:table-cell>
          <table:table-cell table:number-columns-repeated="50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50" table:style-name="ce6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10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7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50" table:style-name="ce6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9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2" table:style-name="ce6" office:value-type="float" office:value="0" calcext:value-type="float">
            <text:p>0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59" table:style-name="ce6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5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0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59" table:style-name="ce6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5" table:style-name="ce6" office:value-type="float" office:value="0" calcext:value-type="float">
            <text:p>0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" table:style-name="ce6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9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59" table:style-name="ce6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8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6" table:style-name="ce6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5" table:style-name="ce6" office:value-type="float" office:value="0" calcext:value-type="float">
            <text:p>0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number-columns-repeated="17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0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66" table:style-name="ce6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4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07" table:style-name="ce6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10"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9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07" table:style-name="ce6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13"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4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01" table:style-name="ce6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16"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41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01" table:style-name="ce6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19"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38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01" table:style-name="ce6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5"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35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01" table:style-name="ce6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5"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3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01" table:style-name="ce6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9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01" table:style-name="ce6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1" table:style-name="ce6" office:value-type="float" office:value="0" calcext:value-type="float">
            <text:p>0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number-columns-repeated="72" table:style-name="ce6" office:value-type="float" office:value="0" calcext:value-type="float">
            <text:p>0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number-columns-repeated="72" table:style-name="ce6" office:value-type="float" office:value="0" calcext:value-type="float">
            <text:p>0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number-columns-repeated="72" table:style-name="ce6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62" table:style-name="ce6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62" table:style-name="ce6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62" table:style-name="ce6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62" table:style-name="ce6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62" table:style-name="ce6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62" table:style-name="ce6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62" table:style-name="ce6" office:value-type="float" office:value="0" calcext:value-type="float">
            <text:p>0</text:p>
          </table:table-cell>
          <table:table-cell table:number-columns-repeated="16118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62" table:style-name="ce6" office:value-type="float" office:value="0" calcext:value-type="float">
            <text:p>0</text:p>
          </table:table-cell>
          <table:table-cell table:number-columns-repeated="16118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table:number-columns-repeated="262" table:style-name="ce6" office:value-type="float" office:value="0" calcext:value-type="float">
            <text:p>0</text:p>
          </table:table-cell>
          <table:table-cell table:number-columns-repeated="16118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table:number-columns-repeated="262" table:style-name="ce6" office:value-type="float" office:value="0" calcext:value-type="float">
            <text:p>0</text:p>
          </table:table-cell>
          <table:table-cell table:number-columns-repeated="16118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table:number-columns-repeated="262" table:style-name="ce6" office:value-type="float" office:value="0" calcext:value-type="float">
            <text:p>0</text:p>
          </table:table-cell>
          <table:table-cell table:number-columns-repeated="16118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table:number-columns-repeated="262" table:style-name="ce6" office:value-type="float" office:value="0" calcext:value-type="float">
            <text:p>0</text:p>
          </table:table-cell>
          <table:table-cell table:number-columns-repeated="16118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table:number-columns-repeated="262" table:style-name="ce6" office:value-type="float" office:value="0" calcext:value-type="float">
            <text:p>0</text:p>
          </table:table-cell>
          <table:table-cell table:number-columns-repeated="16118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table:number-columns-repeated="262" table:style-name="ce6" office:value-type="float" office:value="0" calcext:value-type="float">
            <text:p>0</text:p>
          </table:table-cell>
          <table:table-cell table:number-columns-repeated="16118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table:number-columns-repeated="262" table:style-name="ce6" office:value-type="float" office:value="0" calcext:value-type="float">
            <text:p>0</text:p>
          </table:table-cell>
          <table:table-cell table:number-columns-repeated="16118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table:number-columns-repeated="262" table:style-name="ce6" office:value-type="float" office:value="0" calcext:value-type="float">
            <text:p>0</text:p>
          </table:table-cell>
          <table:table-cell table:number-columns-repeated="16118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table:number-columns-repeated="262" table:style-name="ce6" office:value-type="float" office:value="0" calcext:value-type="float">
            <text:p>0</text:p>
          </table:table-cell>
          <table:table-cell table:number-columns-repeated="16118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table:number-columns-repeated="262" table:style-name="ce6" office:value-type="float" office:value="0" calcext:value-type="float">
            <text:p>0</text:p>
          </table:table-cell>
          <table:table-cell table:number-columns-repeated="16118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table:number-columns-repeated="262" table:style-name="ce6" office:value-type="float" office:value="0" calcext:value-type="float">
            <text:p>0</text:p>
          </table:table-cell>
          <table:table-cell table:number-columns-repeated="16118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table:number-columns-repeated="262" table:style-name="ce6" office:value-type="float" office:value="0" calcext:value-type="float">
            <text:p>0</text:p>
          </table:table-cell>
          <table:table-cell table:number-columns-repeated="16118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table:number-columns-repeated="262" table:style-name="ce6" office:value-type="float" office:value="0" calcext:value-type="float">
            <text:p>0</text:p>
          </table:table-cell>
          <table:table-cell table:number-columns-repeated="16118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table:number-columns-repeated="262" table:style-name="ce6" office:value-type="float" office:value="0" calcext:value-type="float">
            <text:p>0</text:p>
          </table:table-cell>
          <table:table-cell table:number-columns-repeated="16118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table:number-columns-repeated="262" table:style-name="ce6" office:value-type="float" office:value="0" calcext:value-type="float">
            <text:p>0</text:p>
          </table:table-cell>
          <table:table-cell table:number-columns-repeated="16118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table:number-columns-repeated="262" table:style-name="ce6" office:value-type="float" office:value="0" calcext:value-type="float">
            <text:p>0</text:p>
          </table:table-cell>
          <table:table-cell table:number-columns-repeated="16118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table:number-columns-repeated="262" table:style-name="ce6" office:value-type="float" office:value="0" calcext:value-type="float">
            <text:p>0</text:p>
          </table:table-cell>
          <table:table-cell table:number-columns-repeated="16118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table:number-columns-repeated="262" table:style-name="ce6" office:value-type="float" office:value="0" calcext:value-type="float">
            <text:p>0</text:p>
          </table:table-cell>
          <table:table-cell table:number-columns-repeated="16118"/>
        </table:table-row>
        <table:table-row table:style-name="ro2">
          <table:table-cell table:number-columns-repeated="266" office:value-type="float" office:value="3" calcext:value-type="float">
            <text:p>3</text:p>
          </table:table-cell>
          <table:table-cell table:number-columns-repeated="16118"/>
        </table:table-row>
        <table:table-row table:style-name="ro2" table:number-rows-repeated="50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Feuille1.E24:Feuille1.JF68 Feuille1.E13:Feuille1.AY23 Feuille1.BK13:Feuille1.JF23">
            <calcext:condition calcext:apply-style-name="noir" calcext:value="=1" calcext:base-cell-address="Feuille1.E13"/>
          </calcext:conditional-format>
          <calcext:conditional-format calcext:target-range-address="Feuille1.A1:Feuille1.ZZ120">
            <calcext:condition calcext:apply-style-name="noir" calcext:value="=1" calcext:base-cell-address="Feuille1.A1"/>
            <calcext:condition calcext:apply-style-name="rouge" calcext:value="=2" calcext:base-cell-address="Feuille1.A1"/>
            <calcext:condition calcext:apply-style-name="jaune" calcext:value="=3" calcext:base-cell-address="Feuille1.A1"/>
            <calcext:condition calcext:apply-style-name="bleu" calcext:value="=4" calcext:base-cell-address="Feuille1.A1"/>
            <calcext:condition calcext:apply-style-name="vert" calcext:value="=5" calcext:base-cell-address="Feuille1.A1"/>
            <calcext:condition calcext:apply-style-name="violet" calcext:value="=6" calcext:base-cell-address="Feuille1.A1"/>
            <calcext:condition calcext:apply-style-name="rose" calcext:value="=7" calcext:base-cell-address="Feuille1.A1"/>
            <calcext:condition calcext:apply-style-name="marron" calcext:value="=8" calcext:base-cell-address="Feuille1.A1"/>
            <calcext:condition calcext:apply-style-name="cyan" calcext:value="=9" calcext:base-cell-address="Feuille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ir" style:family="table-cell" style:parent-style-name="Default">
      <style:table-cell-properties fo:background-color="#000000"/>
    </style:style>
    <style:style style:name="Sans_20_nom1" style:display-name="Sans nom1" style:family="table-cell" style:parent-style-name="Default">
      <style:table-cell-properties fo:background-color="#ff0000"/>
    </style:style>
    <style:style style:name="jaune" style:family="table-cell" style:parent-style-name="Default">
      <style:table-cell-properties fo:background-color="#ffff00"/>
    </style:style>
    <style:style style:name="bleu" style:family="table-cell" style:parent-style-name="Default">
      <style:table-cell-properties fo:background-color="#2a6099"/>
    </style:style>
    <style:style style:name="vert" style:family="table-cell" style:parent-style-name="Default">
      <style:table-cell-properties fo:background-color="#bbe33d"/>
    </style:style>
    <style:style style:name="violet" style:family="table-cell" style:parent-style-name="Default">
      <style:table-cell-properties fo:background-color="#800080"/>
    </style:style>
    <style:style style:name="rose" style:family="table-cell" style:parent-style-name="Default">
      <style:table-cell-properties fo:background-color="#ffa6a6"/>
    </style:style>
    <style:style style:name="marron" style:family="table-cell" style:parent-style-name="Default">
      <style:table-cell-properties fo:background-color="#813709"/>
    </style:style>
    <style:style style:name="cyan" style:family="table-cell" style:parent-style-name="Default">
      <style:table-cell-properties fo:background-color="#b4c7dc"/>
    </style:style>
    <style:style style:name="rouge" style:family="table-cell" style:parent-style-name="Default">
      <style:table-cell-properties fo:background-color="#ff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0">00/00/0000</text:date>, <text:time style:data-style-name="N2" text:time-value="16:18:11.26262458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4:38:09.270923362</meta:creation-date>
    <dc:date>2023-09-20T16:35:41.999655931</dc:date>
    <meta:editing-duration>PT3H4M59S</meta:editing-duration>
    <meta:editing-cycles>6</meta:editing-cycles>
    <meta:generator>LibreOffice/7.5.5.2$Linux_X86_64 LibreOffice_project/50$Build-2</meta:generator>
    <meta:document-statistic meta:table-count="1" meta:cell-count="18354" meta:object-count="0"/>
  </office:meta>
</office:document-meta>
</file>